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de la première réunion 18/02/15.</text:p>
      <text:p text:style-name="P3"/>
      <text:p text:style-name="P4">Personnes présentes : </text:p>
      <text:p text:style-name="P4">M.Parrot ; Lucie Malnuit ; Antonin Rousset ; Maxime Guillem ; Simon Besga.</text:p>
      <text:p text:style-name="Standard"/>
      <text:list xml:id="list2553799945878256845" text:style-name="L1">
        <text:list-item>
          <text:p text:style-name="P5">Les réunions sont à définir avec M.Parrot à notre initiative : Comment s'y prendre ? </text:p>
        </text:list-item>
      </text:list>
      <text:p text:style-name="Standard">- A la fin d'une réunion précédente.</text:p>
      <text:p text:style-name="Standard">- Demande à faire (par mail).</text:p>
      <text:p text:style-name="Standard"/>
      <text:p text:style-name="Standard"><text:tab/>Pour ce qui est de contacter M.Parrot juste pour une question ou autre : Par mail, avec tout le monde en copie.</text:p>
      <text:p text:style-name="Standard"/>
      <text:p text:style-name="Standard"/>
      <text:list xml:id="list8733218682248374980" text:style-name="L2">
        <text:list-item>
          <text:p text:style-name="P6">Comment publier les comptes-rendus (qui doivent être modifiables) <text:s/>pour qu'ils soient accessibles à tous ?</text:p>
        </text:list-item>
      </text:list>
      <text:p text:style-name="Standard">- Le Google Drive et le Wiki sont deux méthodes à éviter.</text:p>
      <text:p text:style-name="Standard">- Choix d'utiliser le dépôt SVN ou GIT du groupe avec un répertoire qui nous permet de mettre tous les fichiers texte.</text:p>
      <text:p text:style-name="Standard"><text:tab/></text:p>
      <text:p text:style-name="Standard"><text:tab/>Pas de souci pour GIT → mais les cours SVN sont fait pour nous faire gagner du temps. Selon M.Parrot : Plus d'inconvénients dans le cadre de ce projet. </text:p>
      <text:p text:style-name="Standard">Selon le groupe : Dans l'ensemble on préfère utiliser GIT malgré tout même si ça nous prendra un peu plus de temps.</text:p>
      <text:p text:style-name="Standard"/>
      <text:p text:style-name="Standard"/>
      <text:p text:style-name="P2">Le livrable 1 : Délai cours. 1<text:span text:style-name="T1">Er</text:span> mars. (Sûrement repoussé mais à faire pour le 1<text:span text:style-name="T1">er</text:span> Mars.)</text:p>
      <text:p text:style-name="Standard"/>
      <text:list xml:id="list6077270863156291492" text:style-name="L3">
        <text:list-item>
          <text:p text:style-name="P7">Cahier des charges : </text:p>
        </text:list-item>
      </text:list>
      <text:p text:style-name="Standard"><text:tab/>Il faut expliquer en quoi ça consiste : Ici, l'image (type du fichier à préciser si possible) doit être analysée, les caractères identifiés puis ressortis. </text:p>
      <text:p text:style-name="Standard">Le but est aussi d'anticiper sur les questions possibles que l'on peut nous poser. </text:p>
      <text:p text:style-name="Standard">C'est de la littérature → être clair sur l'objectif du projet. </text:p>
      <text:p text:style-name="Standard">Ce cahier des charges peut être progressif → « Dans un premier temps une étape X puis si le temps nous le permet, telle étape Y. »</text:p>
      <text:p text:style-name="Standard"/>
      <text:list xml:id="list5805056272332883659" text:style-name="L4">
        <text:list-item>
          <text:p text:style-name="P8">Analyse du problème :</text:p>
        </text:list-item>
      </text:list>
      <text:p text:style-name="Standard"><text:tab/>C'est le cahier des charges plus précisément et d'un point de vue un peu moins littéraire : </text:p>
      <text:p text:style-name="Standard">-Donnée entrante, donnée sortante, <text:span text:style-name="T2">architecture du problème</text:span> (boites etc..)</text:p>
      <text:p text:style-name="Standard">-Définir les fonctionnalités (lire le fichier, écrire, ouvrir un fichier etc..)</text:p>
      <text:p text:style-name="Standard"/>
      <text:list xml:id="list8561697977965879215" text:style-name="L5">
        <text:list-item>
          <text:p text:style-name="P9">Analyse Fonctionnelle :</text:p>
        </text:list-item>
      </text:list>
      <text:p text:style-name="Standard"><text:tab/>C'est l'analyse du problème mais en définissant les fonctionnalités en langage C (fonction à appeler, la façon dont elles interagissent, prototypes, donnée et sorties etc.. )</text:p>
      <text:p text:style-name="Standard">Ici c'est pas évident car on est pas trop sûr encore de l'algorithme de sélection du caractère que l'on va choisir.</text:p>
      <text:p text:style-name="Standard"/>
      <text:list xml:id="list1582801801575272575" text:style-name="L6">
        <text:list-item>
          <text:p text:style-name="P10">Les tests Unitaires :</text:p>
        </text:list-item>
      </text:list>
      <text:p text:style-name="Standard"><text:tab/>Il est intéressant de les prévoir maintenant : Il faut dire ce qu'il faudra tester, prévoir de faire ça dans le code (ex : « A tel endroit du code il faudra vérifier tel aspect avec la fonction Booleen estDansleCadre() » … etc). </text:p>
      <text:p text:style-name="Standard">Ne pas les programmer car on a rien à tester de façon concrète, le but est de savoir si les fonctions marchent correctement, même dans les cas limites. (ex : pixel en dehors du cadre ?)</text:p>
      <text:p text:style-name="Standard"><text:soft-page-break/>Ils sont à faire sur chaque fonction indépendamment afin de pas tout faire sur le programme final.</text:p>
      <text:p text:style-name="Standard"/>
      <text:p text:style-name="Standard"/>
      <text:p text:style-name="P1">De façon globale :</text:p>
      <text:p text:style-name="Standard"/>
      <text:p text:style-name="Standard"><text:tab/>Mieux on décrit les fonctions, mieux ça se passera ensuite. Tout ça est fait pour prévoir un maximum et limiter les dégâts et les corrections après. Cela permet d'avoir conscience des problèmes plus tôt.</text:p>
      <text:p text:style-name="Standard"/>
      <text:p text:style-name="Standard"><text:tab/><text:span text:style-name="T3">Choix de l'algorithme de sélection du caractère texte </text:span>: L'idéal serait de faire une présentation quand on en a sélectionnés 2 ou 3 → ce n'est pas faisable avant le livrable 1 du coup, on va partir sur la première méthode, plus simpliste afin de détailler l'analyse du problème avec une méthode de reconnaissance optique de caractères définie.</text:p>
      <text:p text:style-name="Standard"/>
      <text:p text:style-name="Standard"><text:span text:style-name="T3"><text:tab/>Comment le déposer, </text:span><text:span text:style-name="T3">le </text:span><text:span text:style-name="T3">rédiger :</text:span> Il deviendra en bout le rapport final. Il doit être public au sein du groupe → dans le dépôt SVN ou GIT près de la racine. (un répertoire « rapport » à créer) Dans ce répertoire doit être présent le document modifiable ET le Pdf. </text:p>
      <text:p text:style-name="Standard">Pour ce qui est du choix du format de la version modifiable, pour le livrable 1 le choix se porte sur un document LibreOffice. Cependant notre but sera de passer le plus rapidement possible à des documents Latec. (De plus, M.Parrot peut nous donner de rapides cours sur Latec)</text:p>
      <text:p text:style-name="Standard"/>
      <text:p text:style-name="P3">Prochaine réunion : Lundi 2 mars à 17h. (salle réservée par M.Parrot.)</text:p>
      <text:p text:style-name="P3">Ordre du jour : Bilan du livrable 1 qui devra être quasiment terminé avant afin que Mr Parrot puisse le lire. (pdf et sous libre offi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8T17:39:07.615416456</meta:creation-date>
    <dc:date>2015-03-01T22:57:27</dc:date>
    <meta:editing-duration>PT42M17S</meta:editing-duration>
    <meta:editing-cycles>6</meta:editing-cycles>
    <meta:generator>OpenOffice/4.1.1$Unix OpenOffice.org_project/411m6$Build-9775</meta:generator>
    <dc:creator>Lucie Malnuit</dc:creator>
    <meta:document-statistic meta:table-count="0" meta:image-count="0" meta:object-count="0" meta:page-count="2" meta:paragraph-count="37" meta:word-count="702" meta:character-count="3927"/>
  </office:meta>
</office:document-meta>
</file>